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Nova Flat" svg:font-family="'Nova Flat', sans-serif"/>
    <style:font-face style:name="Roboto" svg:font-family="Roboto, 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Prime" svg:font-family="Prime" style:font-family-generic="modern" style:font-pitch="variable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orphans="2" fo:widows="2"/>
    </style:style>
    <style:style style:name="P2" style:family="paragraph" style:parent-style-name="Text_20_body">
      <style:text-properties officeooo:paragraph-rsid="00049483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05eacf"/>
    </style:style>
    <style:style style:name="P5" style:family="paragraph" style:parent-style-name="Text_20_body">
      <style:text-properties style:font-name="Prime" fo:font-size="28pt" style:font-size-asian="28pt" style:font-size-complex="28pt"/>
    </style:style>
    <style:style style:name="P6" style:family="paragraph" style:parent-style-name="Text_20_body">
      <style:text-properties style:font-name="Prime" fo:font-size="28pt" officeooo:paragraph-rsid="00049483" style:font-size-asian="28pt" style:font-size-complex="28pt"/>
    </style:style>
    <style:style style:name="P7" style:family="paragraph" style:parent-style-name="Text_20_body">
      <style:text-properties style:font-name="Prime" fo:font-size="28pt" officeooo:paragraph-rsid="0005eacf" style:font-size-asian="28pt" style:font-size-complex="28pt"/>
    </style:style>
    <style:style style:name="P8" style:family="paragraph" style:parent-style-name="Text_20_body">
      <style:text-properties style:font-name="Prime" fo:font-size="28pt" officeooo:paragraph-rsid="00140195" style:font-size-asian="28pt" style:font-size-complex="28pt"/>
    </style:style>
    <style:style style:name="P9" style:family="paragraph" style:parent-style-name="Text_20_body">
      <style:text-properties style:font-name="Prime" fo:font-size="28pt" fo:font-weight="bold" style:font-size-asian="28pt" style:font-weight-asian="bold" style:font-size-complex="28pt" style:font-weight-complex="bold"/>
    </style:style>
    <style:style style:name="P10" style:family="paragraph" style:parent-style-name="Text_20_body">
      <style:text-properties style:font-name="Prime" fo:font-size="28pt" fo:font-weight="bold" officeooo:paragraph-rsid="0005eacf" style:font-size-asian="28pt" style:font-weight-asian="bold" style:font-size-complex="28pt" style:font-weight-complex="bold"/>
    </style:style>
    <style:style style:name="P11" style:family="paragraph" style:parent-style-name="Text_20_body">
      <style:text-properties officeooo:paragraph-rsid="0005eacf"/>
    </style:style>
    <style:style style:name="P12" style:family="paragraph" style:parent-style-name="Text_20_body">
      <style:text-properties officeooo:paragraph-rsid="000bb9b7" fo:background-color="#eeeeee"/>
    </style:style>
    <style:style style:name="P13" style:family="paragraph" style:parent-style-name="Text_20_body">
      <style:text-properties officeooo:paragraph-rsid="00107942" fo:background-color="#eeeeee"/>
    </style:style>
    <style:style style:name="P14" style:family="paragraph" style:parent-style-name="Text_20_body">
      <style:text-properties officeooo:paragraph-rsid="0013237b" fo:background-color="#eeeeee"/>
    </style:style>
    <style:style style:name="P15" style:family="paragraph" style:parent-style-name="Text_20_body">
      <style:text-properties officeooo:paragraph-rsid="000d1298"/>
    </style:style>
    <style:style style:name="P16" style:family="paragraph" style:parent-style-name="Text_20_body">
      <style:paragraph-properties fo:margin-top="0in" fo:margin-bottom="0.0972in" loext:contextual-spacing="false" fo:text-align="start" style:justify-single-word="false"/>
      <style:text-properties officeooo:paragraph-rsid="00049483"/>
    </style:style>
    <style:style style:name="P17" style:family="paragraph" style:parent-style-name="generaltext">
      <style:paragraph-properties fo:margin-top="0in" fo:margin-bottom="0.1945in" loext:contextual-spacing="false"/>
      <style:text-properties style:font-name="Prime" fo:font-size="28pt" officeooo:paragraph-rsid="00098a6d" fo:background-color="transparent" style:font-size-asian="28pt" style:font-size-complex="28pt"/>
    </style:style>
    <style:style style:name="P18" style:family="paragraph" style:parent-style-name="Heading_20_1">
      <style:paragraph-properties fo:margin-top="0in" fo:margin-bottom="0.0972in" loext:contextual-spacing="false" fo:line-height="120%" fo:text-align="start" style:justify-single-word="false"/>
      <style:text-properties fo:color="#333333" style:font-name="Prime" fo:font-size="28pt" fo:font-weight="normal" officeooo:paragraph-rsid="00049483" style:font-size-asian="28pt" style:font-weight-asian="normal" style:font-size-complex="28pt" style:font-weight-complex="normal" loext:padding="0in" loext:border="none"/>
    </style:style>
    <style:style style:name="P19" style:family="paragraph" style:parent-style-name="Heading_20_1">
      <style:paragraph-properties fo:margin-top="0in" fo:margin-bottom="0.0972in" loext:contextual-spacing="false" fo:line-height="120%" fo:text-align="start" style:justify-single-word="false"/>
      <style:text-properties fo:color="#333333" style:font-name="Prime" fo:font-size="28pt" fo:font-weight="normal" officeooo:paragraph-rsid="000c9840" style:font-size-asian="28pt" style:font-weight-asian="normal" style:font-size-complex="28pt" style:font-weight-complex="normal" loext:padding="0in" loext:border="none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049483" fo:background-color="#fff200" loext:char-shading-value="0"/>
    </style:style>
    <style:style style:name="T4" style:family="text">
      <style:text-properties officeooo:rsid="000a09d3" fo:background-color="#fff200" loext:char-shading-value="0"/>
    </style:style>
    <style:style style:name="T5" style:family="text">
      <style:text-properties fo:font-variant="normal" fo:text-transform="none" fo:color="#ffffff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6" style:family="text">
      <style:text-properties fo:font-size="12pt" officeooo:rsid="00049483" style:font-size-asian="12pt" style:font-size-complex="12pt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a09d3" style:font-style-asian="normal" style:font-weight-asian="bold" style:font-style-complex="normal" style:font-weight-complex="bold"/>
    </style:style>
    <style:style style:name="T9" style:family="text">
      <style:text-properties officeooo:rsid="00049483"/>
    </style:style>
    <style:style style:name="T10" style:family="text">
      <style:text-properties fo:color="#333333"/>
    </style:style>
    <style:style style:name="T11" style:family="text">
      <style:text-properties fo:color="#333333" loext:padding="0in" loext:border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Prime" fo:font-size="12pt" officeooo:rsid="00049483" style:font-size-asian="12pt" style:font-size-complex="12pt"/>
    </style:style>
    <style:style style:name="T14" style:family="text">
      <style:text-properties style:font-name="Prime" fo:font-size="28pt" style:font-size-asian="28pt" style:font-size-complex="28pt"/>
    </style:style>
    <style:style style:name="T15" style:family="text">
      <style:text-properties style:font-name="Prime" fo:font-size="28pt" officeooo:rsid="00049483" style:font-size-asian="28pt" style:font-size-complex="28pt"/>
    </style:style>
    <style:style style:name="T16" style:family="text">
      <style:text-properties style:font-name="Prime" fo:font-size="28pt" officeooo:rsid="000d1298" style:font-size-asian="28pt" style:font-size-complex="28pt"/>
    </style:style>
    <style:style style:name="T17" style:family="text">
      <style:text-properties style:font-name="Prime" fo:font-size="28pt" officeooo:rsid="000d1298" fo:background-color="#eeeeee" loext:char-shading-value="0" style:font-size-asian="28pt" style:font-size-complex="28pt"/>
    </style:style>
    <style:style style:name="T18" style:family="text">
      <style:text-properties officeooo:rsid="00080558"/>
    </style:style>
    <style:style style:name="T19" style:family="text">
      <style:text-properties fo:background-color="#e0efd4" loext:char-shading-value="0"/>
    </style:style>
    <style:style style:name="T20" style:family="text">
      <style:text-properties fo:background-color="#e0efd4" loext:char-shading-value="0"/>
    </style:style>
    <style:style style:name="T21" style:family="text">
      <style:text-properties officeooo:rsid="0013237b" fo:background-color="#e0efd4" loext:char-shading-value="0"/>
    </style:style>
    <style:style style:name="T22" style:family="text">
      <style:text-properties officeooo:rsid="00084408"/>
    </style:style>
    <style:style style:name="T23" style:family="text">
      <style:text-properties officeooo:rsid="00098a6d"/>
    </style:style>
    <style:style style:name="T24" style:family="text">
      <style:text-properties fo:color="#000000" style:font-name="Open Sans" fo:font-size="12pt" officeooo:rsid="00488ac5" fo:background-color="transparent" loext:char-shading-value="0" style:font-size-asian="12pt" style:font-size-complex="12pt" loext:padding="0in" loext:border="none"/>
    </style:style>
    <style:style style:name="T25" style:family="text">
      <style:text-properties fo:color="#000000" fo:language="en" fo:country="US" fo:font-weight="bold" officeooo:rsid="0013162a" style:font-weight-asian="bold" style:font-weight-complex="bold"/>
    </style:style>
    <style:style style:name="T26" style:family="text">
      <style:text-properties fo:background-color="#eeeeee" loext:char-shading-value="0"/>
    </style:style>
    <style:style style:name="T27" style:family="text">
      <style:text-properties officeooo:rsid="00049483" fo:background-color="#eeeeee" loext:char-shading-value="0"/>
    </style:style>
    <style:style style:name="T28" style:family="text">
      <style:text-properties officeooo:rsid="000a09d3"/>
    </style:style>
    <style:style style:name="T29" style:family="text">
      <style:text-properties officeooo:rsid="000bb9b7"/>
    </style:style>
    <style:style style:name="T30" style:family="text">
      <style:text-properties officeooo:rsid="000d1298"/>
    </style:style>
    <style:style style:name="T31" style:family="text">
      <style:text-properties officeooo:rsid="000ec6d5"/>
    </style:style>
    <style:style style:name="T32" style:family="text">
      <style:text-properties officeooo:rsid="00107942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background-color="#faa61a" loext:char-shading-value="0"/>
    </style:style>
    <style:style style:name="T35" style:family="text">
      <style:text-properties style:text-underline-style="solid" style:text-underline-width="auto" style:text-underline-color="font-color" officeooo:rsid="0013237b" fo:background-color="#faa61a" loext:char-shading-value="0"/>
    </style:style>
    <style:style style:name="T36" style:family="text">
      <style:text-properties style:text-underline-style="solid" style:text-underline-width="auto" style:text-underline-color="font-color" officeooo:rsid="0013237b"/>
    </style:style>
    <style:style style:name="T37" style:family="text">
      <style:text-properties officeooo:rsid="0013237b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text:list-style style:name="L1">
      <text:list-level-style-number text:level="1" text:style-name="Numbering_20_Symbols" style:num-suffix="." style:num-format="1">
        <style:list-level-properties text:space-before="0.637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in" svg:y="0in" svg:width="0.8335in" draw:z-index="0">
        <draw:text-box fo:min-height="0.0161in">
          <text:p text:style-name="P1"><text:a xlink:type="simple" xlink:href="http://localhost/#myCarousel" text:style-name="Internet_20_link" text:visited-style-name="Visited_20_Internet_20_Link"><text:span text:style-name="T5"><text:line-break/></text:span></text:a></text:p>
        </draw:text-box>
      </draw:frame>
      <text:p text:style-name="P5"><text:span text:style-name="T6">1</text:span><text:span text:style-name="T9"> </text:span>Windows to the Soul</text:p>
      <text:p text:style-name="P2">Robles creates art reflecting universal consciousness: <text:span text:style-name="T2">Evolution of human consciousness</text:span> within its universal context. The symbolic universe he has created is a cultural synthesis echoing both the past and the future. Stretching <text:span text:style-name="T3">the</text:span> imagination</text:p>
      <text:p text:style-name="P6"><text:span text:style-name="T6">2</text:span><text:span text:style-name="T9"> </text:span>Universal Mind</text:p>
      <text:p text:style-name="Text_20_body">On a quest to portray the universal mind, Robles creates archetypal imagery with spiritual evolution as a central theme. The female figure, housed within various scenarios, is often used to convey emotional states and evolutionary stages of the human experience.</text:p>
      <text:p text:style-name="P6"><text:span text:style-name="T6">3</text:span><text:span text:style-name="T9"> </text:span>Conscious evolution of spiritual man</text:p>
      <text:p text:style-name="Text_20_body">Conscious evolution of spiritual man is a central theme in Robles' work. Settings are neither fixed in time nor space. This transnational identity is a new and powerful theme definitive of a twenty-first century experience. Robles offers his unique symbolism as a positive contribution to this global process.</text:p>
      <text:p text:style-name="P9"><text:span text:style-name="T9">4 </text:span>Glimpse behind the veil</text:p>
      <text:p text:style-name="P2">Creative visualization rooted in Universal Higher consciousness reveals imagery channeled to offer a glimpse behind the veil. As the multi-dimensional narratives of the visual stories are deeply rooted in the Universal Mind, they illuminate its unexposed layers.</text:p>
      <text:h text:style-name="P18" text:outline-level="1"><text:span text:style-name="T9">5 </text:span>Cod<text:span text:style-name="T12">ed m</text:span>es<text:span text:style-name="T7">sages</text:span></text:h>
      <text:p text:style-name="P16"><text:span text:style-name="T11">The work is about symbolically capturing the eternal quality of essence. By being open to give form to the formless: Watching the characters from inception develop in to structured parallel narrative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Text_20_body"/>
      <text:p text:style-name="Text_20_body"/>
      <text:p text:style-name="P8"><text:span text:style-name="T37">In</text:span>to the Soul <text:span text:style-name="T28">+ </text:span></text:p>
      <text:p text:style-name="P8"><text:span text:style-name="T28">E</text:span><text:span text:style-name="T4">volution of human consciousness</text:span></text:p>
      <text:p text:style-name="P7"/>
      <text:p text:style-name="P14"><text:span text:style-name="T37">Evert A. </text:span>Robles <text:span text:style-name="T37">is </text:span>on a <text:span text:style-name="T36">mission</text:span> to create art reflecting the <text:span text:style-name="T1">evolution of human consciousness </text:span>within its <text:span text:style-name="T19">universal</text:span> context. The symbolic <text:span text:style-name="T19">universe</text:span> he create<text:span text:style-name="T30">s</text:span> is a cultural synthesis echoing both the past and the future. Stretching our imagination by challenging us to look deeper; beneath the surface, into the Soul. </text:p>
      <text:p text:style-name="P11"><text:span text:style-name="T13">2</text:span><text:span text:style-name="T15"> </text:span><text:span text:style-name="T14">Universal Mind</text:span></text:p>
      <text:p text:style-name="P12">On a quest to portray the <text:span text:style-name="T28">U</text:span>niversal <text:span text:style-name="T28">M</text:span>ind, Robles <text:span text:style-name="T29">breathes life</text:span> <text:span text:style-name="T29">into </text:span>archetypal imagery <text:span text:style-name="T22">where the</text:span> female figure, housed within various scenarios, is often used to convey emotional states and <text:span text:style-name="T10">evolutionary stages of the human experience. </text:span></text:p>
      <text:p text:style-name="P15"><text:span text:style-name="T13">3</text:span><text:span text:style-name="T15"> </text:span><text:span text:style-name="T16">N</text:span><text:span text:style-name="T17">on-dualistic</text:span><text:span text:style-name="T15"> transnational</text:span><text:span text:style-name="T16">ity</text:span><text:span text:style-name="T15"> </text:span></text:p>
      <text:p text:style-name="P13">Settings are neither fixed in time nor space. This <text:span text:style-name="T32">transnational, non-local awareness perspective</text:span> <text:span text:style-name="T31">is a powerful theme </text:span>definitive of a twenty-first century experience. Robles offers his unique symbolism as a positive contribution to this global process.</text:p>
      <text:p text:style-name="P10"><text:span text:style-name="T6">4</text:span><text:span text:style-name="T9"> </text:span>Glimpse behind the veil <text:span text:style-name="T28">+</text:span></text:p>
      <text:p text:style-name="P11">Creative visualization rooted in <text:span text:style-name="T2">Universal Higher consciousness </text:span>reveals imagery channeled to offer a glimpse behind the veil. As the multi-dimensional narratives of the visual stories are deeply rooted in the<text:span text:style-name="T20"> Universal Mind,</text:span> they illuminate its unexposed layers.</text:p>
      <text:h text:style-name="P19" text:outline-level="1"><text:span text:style-name="T6">5</text:span><text:span text:style-name="T9"> The e</text:span><text:span text:style-name="T27">ternal quality of essence</text:span><text:span text:style-name="T7"> </text:span><text:span text:style-name="T8">+</text:span></text:h>
      <text:p text:style-name="Text_20_body"><text:span text:style-name="T26">The work is about symbolically capturing the eternal quality of essence. Intuitively giving form to the formless as characters develop from inception into guided parallel narratives.</text:span><text:span text:style-name="T24"><text:line-break/></text:span></text:p>
      <text:p text:style-name="P17"><text:span text:style-name="T25"/></text:p>
      <text:p text:style-name="P17"><text:soft-page-break/><text:span text:style-name="T25">Media</text:span></text:p>
      <text:p text:style-name="Text_20_body">Robles uses various media <text:span text:style-name="T23">to create art</text:span>: Acrylic painting, drawing, graphic art, photography: <text:span text:style-name="T23">digital</text:span> and hand color, video, graphic design among others.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Nova Flat" svg:font-family="'Nova Flat', sans-serif"/>
    <style:font-face style:name="Roboto" svg:font-family="Roboto, 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Prime" svg:font-family="Prime" style:font-family-generic="modern" style:font-pitch="variable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03:36:18.472000000</meta:creation-date>
    <dc:date>2021-02-02T07:10:59.620000000</dc:date>
    <meta:editing-duration>PT28M27S</meta:editing-duration>
    <meta:editing-cycles>2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24" meta:word-count="448" meta:character-count="2958" meta:non-whitespace-character-count="2527"/>
  </office:meta>
</office:document-meta>
</file>